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15.00%" fo:text-align="left" fo:margin-bottom="10.00pt"/>
    </style: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15.00%" fo:text-align="left" fo:margin-bottom="10.00pt"/>
    </style:style>
    <style:style style:name="P23" style:family="paragraph">
      <style:paragraph-properties fo:line-height="115.00%" fo:text-align="left" fo:margin-bottom="10.00pt"/>
    </style:style>
    <style:style style:name="P24" style:family="paragraph">
      <style:paragraph-properties fo:line-height="115.00%" fo:text-align="left" fo:margin-bottom="10.00pt"/>
    </style:style>
    <style:style style:name="P25" style:family="paragraph">
      <style:paragraph-properties fo:line-height="115.00%" fo:text-align="left" fo:margin-bottom="10.00pt"/>
    </style: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15.00%" fo:text-align="left" fo:margin-bottom="10.00pt"/>
    </style:style>
    <style:style style:name="P28" style:family="paragraph">
      <style:paragraph-properties fo:line-height="115.00%" fo:text-align="left" fo:margin-bottom="10.00pt"/>
    </style:style>
    <style:style style:name="P29" style:family="paragraph">
      <style:paragraph-properties fo:line-height="115.00%" fo:text-align="left" fo:margin-bottom="10.00pt"/>
    </style:style>
    <style:style style:name="P30" style:family="paragraph">
      <style:paragraph-properties fo:line-height="115.00%" fo:text-align="left" fo:margin-bottom="10.00pt"/>
    </style:style>
    <style:style style:name="P31" style:family="paragraph">
      <style:paragraph-properties fo:line-height="115.00%" fo:text-align="left" fo:margin-bottom="10.00pt"/>
    </style:style>
    <style:style style:name="P32" style:family="paragraph">
      <style:paragraph-properties fo:line-height="115.00%" fo:text-align="left" fo:margin-bottom="10.00pt"/>
    </style:style>
    <style:style style:name="P33" style:family="paragraph">
      <style:paragraph-properties fo:line-height="115.00%" fo:text-align="left" fo:margin-bottom="10.00pt"/>
    </style:style>
    <style:style style:name="P34" style:family="paragraph">
      <style:paragraph-properties fo:line-height="115.00%" fo:text-align="left" fo:margin-bottom="10.00pt"/>
    </style:style>
    <style:style style:name="P35" style:family="paragraph">
      <style:paragraph-properties fo:line-height="115.00%" fo:text-align="left" fo:margin-bottom="10.00pt"/>
    </style:style>
    <style:style style:name="P36" style:family="paragraph">
      <style:paragraph-properties fo:line-height="115.00%" fo:text-align="left" fo:margin-bottom="10.00pt"/>
    </style:style>
    <style:style style:name="P37" style:family="paragraph">
      <style:paragraph-properties fo:line-height="115.00%" fo:text-align="left" fo:margin-bottom="10.00pt"/>
    </style:style>
    <style:style style:name="P38" style:family="paragraph">
      <style:paragraph-properties fo:line-height="115.00%" fo:text-align="left" fo:margin-bottom="10.00pt"/>
    </style:style>
    <style:style style:name="P39" style:family="paragraph">
      <style:paragraph-properties fo:line-height="115.00%" fo:text-align="left" fo:margin-bottom="10.00pt"/>
    </style:style>
    <style:style style:name="P40" style:family="paragraph">
      <style:paragraph-properties fo:line-height="115.00%" fo:text-align="left" fo:margin-bottom="10.00pt"/>
    </style:style>
    <style:style style:name="P41" style:family="paragraph">
      <style:paragraph-properties fo:line-height="115.00%" fo:text-align="left" fo:margin-bottom="10.00pt"/>
    </style:style>
    <style:style style:name="P42" style:family="paragraph">
      <style:paragraph-properties fo:line-height="115.00%" fo:text-align="left" fo:margin-bottom="10.00pt"/>
    </style:style>
    <style:style style:name="P43" style:family="paragraph">
      <style:paragraph-properties fo:line-height="115.00%" fo:text-align="left" fo:margin-bottom="10.00pt"/>
    </style:style>
    <style:style style:name="P44" style:family="paragraph">
      <style:paragraph-properties fo:line-height="115.00%" fo:text-align="left" fo:margin-bottom="10.00pt"/>
    </style:style>
    <style:style style:name="P45" style:family="paragraph">
      <style:paragraph-properties fo:line-height="115.00%" fo:text-align="left" fo:margin-bottom="10.00pt"/>
    </style:style>
    <style:style style:name="P46" style:family="paragraph">
      <style:paragraph-properties fo:line-height="115.00%" fo:text-align="left" fo:margin-bottom="10.00pt"/>
    </style:style>
    <style:style style:name="P47" style:family="paragraph">
      <style:paragraph-properties fo:line-height="115.00%" fo:text-align="left" fo:margin-bottom="10.00pt"/>
    </style:style>
    <style:style style:name="P48" style:family="paragraph">
      <style:paragraph-properties fo:line-height="115.00%" fo:text-align="left" fo:margin-bottom="10.00pt"/>
    </style:style>
    <style:style style:name="P49" style:family="paragraph">
      <style:paragraph-properties fo:line-height="115.00%" fo:text-align="left" fo:margin-bottom="10.00pt"/>
    </style:style>
    <style:style style:name="P50" style:family="paragraph">
      <style:paragraph-properties fo:line-height="115.00%" fo:text-align="left" fo:margin-bottom="10.00pt"/>
    </style:style>
    <style:style style:name="P51" style:family="paragraph">
      <style:paragraph-properties fo:line-height="115.00%" fo:text-align="left" fo:margin-bottom="10.00pt"/>
    </style:style>
    <style:style style:name="P52" style:family="paragraph">
      <style:paragraph-properties fo:line-height="115.00%" fo:text-align="left" fo:margin-bottom="10.00pt"/>
    </style:style>
    <style:style style:name="P53" style:family="paragraph">
      <style:paragraph-properties fo:line-height="115.00%" fo:text-align="left" fo:margin-bottom="10.00pt"/>
    </style:style>
    <style:style style:name="P54" style:family="paragraph">
      <style:paragraph-properties fo:line-height="115.00%" fo:text-align="left" fo:margin-bottom="10.00pt"/>
    </style:style>
    <style:style style:name="P5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ound Samples Used:</text:span></text:p>
      <text:p text:style-name="P2"><text:span text:style-name="T1">File Name in app <text:tab/>: Beacon.wav<text:line-break/>Use in app<text:tab/><text:tab/>: The beacon for the player to use as a reference point<text:line-break/>Resolution<text:tab/><text:tab/>: 32 bit<text:line-break/>Sampling Frequency <text:tab/>: 44100 Hz<text:line-break/>Source<text:tab/><text:tab/><text:tab/>:<text:s/></text:span><text:a xlink:href="http://www.freesound.org/people/gnrja/sounds/150283/"><text:span text:style-name="T2">http://www.freesound.org/people/gnrja/sounds/150283/</text:span></text:a><text:span text:style-name="T3"><text:s/>(a.o 09/05/12)<text:line-break/>Audio Modifications<text:tab/>: Was a stereo track, split to mono. Was .aiff, exported as .wav .<text:s text:c="2"/>Increased<text:s text:c="3"/>decibels</text:span></text:p>
      <text:p text:style-name="P4"><text:span text:style-name="T3">File Name in app <text:tab/>: smallCrowd1.wav<text:line-break/>Use in app<text:tab/><text:tab/>: Part of the crowd in the front<text:line-break/>Resolution<text:tab/><text:tab/>: 32 bit<text:line-break/>Sampling Frequency <text:tab/>: 44100 Hz<text:line-break/>Source<text:tab/><text:tab/><text:tab/>:<text:s/></text:span><text:a xlink:href="http://www.freesound.org/people/timtube/sounds/58826/"><text:span text:style-name="T4">http://www.freesound.org/people/timtube/sounds/58826/</text:span></text:a><text:span text:style-name="T5"><text:s/>(a.o 09/05/12)<text:line-break/>Audio Modifications<text:tab/>: Increased decibel level.</text:span></text:p>
      <text:p text:style-name="P6"><text:span text:style-name="T5">File Name in app <text:tab/>: smallCrowd2.wav<text:line-break/>Use in app<text:tab/><text:tab/>: Part of the crowd in the back<text:line-break/>Resolution<text:tab/><text:tab/>: 32 bit<text:line-break/>Sampling Frequency <text:tab/>: 44100 Hz<text:line-break/>Source<text:tab/><text:tab/><text:tab/>:<text:s/></text:span><text:a xlink:href="http://www.freesound.org/people/Tomlija/sounds/99636/"><text:span text:style-name="T6">http://www.freesound.org/people/Tomlija/sounds/99636/</text:span></text:a><text:span text:style-name="T7"><text:s/>(a.o 09/05/12)<text:line-break/>Audio Modifications<text:tab/>: Increased decibel level. Was a stereo track, split to mono.</text:span></text:p>
      <text:p text:style-name="P8"><text:span text:style-name="T7">File Name in app <text:tab/>: LargeCrowd1.wav<text:line-break/>Use in app<text:tab/><text:tab/>: Part of the crowd in front<text:line-break/>Resolution<text:tab/><text:tab/>: 32 bit<text:line-break/>Sampling Frequency <text:tab/>: 44100 Hz<text:line-break/>Source<text:tab/><text:tab/><text:tab/>:<text:s/></text:span><text:a xlink:href="http://www.freesound.org/people/sandyrb/sounds/35748/"><text:span text:style-name="T8">http://www.freesound.org/people/sandyrb/sounds/35748/</text:span></text:a><text:span text:style-name="T9"><text:s/>(a.o 09/05/12)<text:line-break/>Audio Modifications<text:tab/>: Increased decibel level. Was a stereo track, split to mono. </text:span></text:p>
      <text:p text:style-name="P10"><text:span text:style-name="T9">File Name in app <text:tab/>: LargeCrowd2.wav<text:line-break/>Use in app<text:tab/><text:tab/>: Part of the crowd in front<text:line-break/>Resolution<text:tab/><text:tab/>: 32 bit<text:line-break/>Sampling Frequency <text:tab/>: 44100 Hz<text:line-break/>Source<text:tab/><text:tab/><text:tab/>:<text:s/></text:span><text:a xlink:href="http://www.freesound.org/people/benfree/sounds/130568/"><text:span text:style-name="T10">http://www.freesound.org/people/benfree/sounds/130568/</text:span></text:a><text:span text:style-name="T11">(a.o 09/05/12)<text:line-break/>Audio Modifications<text:tab/>: Increased decibel level. Changed sampling frequency.</text:span></text:p>
      <text:p text:style-name="P12"><text:span text:style-name="T11">File Name in app <text:tab/>: LargeCrowd3.wav<text:line-break/>Use in app<text:tab/><text:tab/>: Part of the crowd in the back<text:line-break/>Resolution<text:tab/><text:tab/>: 32 bit<text:line-break/>Sampling Frequency <text:tab/>: 44100 Hz<text:line-break/>Source<text:tab/><text:tab/><text:tab/>:<text:s/></text:span><text:a xlink:href="http://www.freesound.org/people/wanna73/sounds/20784/"><text:span text:style-name="T12">http://www.freesound.org/people/wanna73/sounds/20784/</text:span></text:a><text:span text:style-name="T13">(a.o 09/05/12)<text:line-break/>Audio Modifications<text:tab/>: Increased decibel level. Was a stereo track, split to mono.</text:span></text:p>
      <text:p text:style-name="P13"><text:span text:style-name="T13"/></text:p>
      <text:p text:style-name="P14"><text:span text:style-name="T13">File Name in app <text:tab/>: LargeCrowd4.wav<text:line-break/>Use in app<text:tab/><text:tab/>: Part of the crowd in the back<text:line-break/>Resolution<text:tab/><text:tab/>: 32 bit<text:line-break/>Sampling Frequency <text:tab/>: 44100 Hz<text:line-break/>Source<text:tab/><text:tab/><text:tab/>:<text:s/></text:span><text:a xlink:href="http://www.freesound.org/people/CosmicD/sounds/93023/"><text:span text:style-name="T14">http://www.freesound.org/people/CosmicD/sounds/93023/</text:span></text:a><text:span text:style-name="T15"><text:s/>(a.o 09/05/12)<text:line-break/>Audio Modifications<text:tab/>: Was a stereo track, split to mono. Changed sampling frequency.</text:span></text:p>
      <text:p text:style-name="P16"><text:span text:style-name="T15">File Name in app <text:tab/>: Button1.wav<text:line-break/>Use in app<text:tab/><text:tab/>: Part of the ship entering sequence<text:line-break/>Resolution<text:tab/><text:tab/>: 32 bit<text:line-break/>Sampling Frequency <text:tab/>: 44100 Hz<text:line-break/>Source<text:tab/><text:tab/><text:tab/>:<text:s/></text:span><text:a xlink:href="http://www.freesound.org/people/jobro/sounds/33780/"><text:span text:style-name="T16">http://www.freesound.org/people/jobro/sounds/33780/</text:span></text:a><text:span text:style-name="T17"><text:s text:c="2"/>(a.o 09/05/12)<text:line-break/>Audio Modifications<text:tab/>: Was a stereo track, split to mono. Changed resolution. Cut sections of sound.</text:span></text:p>
      <text:p text:style-name="P18"><text:span text:style-name="T17">File Name in app <text:tab/>: Button2.wav<text:line-break/>Use in app<text:tab/><text:tab/>: Part of the ship start sequence<text:line-break/>Resolution<text:tab/><text:tab/>: 32 bit<text:line-break/>Sampling Frequency <text:tab/>: 44100 Hz<text:line-break/>Source<text:tab/><text:tab/><text:tab/>:<text:s/></text:span><text:a xlink:href="http://www.freesound.org/people/jobro/sounds/33784/"><text:span text:style-name="T18">http://www.freesound.org/people/jobro/sounds/33784/</text:span></text:a><text:span text:style-name="T19"><text:s/>(a.o 09/05/12)<text:line-break/>Audio Modifications<text:tab/>: Was a stereo track, split to mono. Changed resolution. Cut sections of sound. Increased decibel level.</text:span></text:p>
      <text:p text:style-name="P20"><text:span text:style-name="T19">File Name in app <text:tab/>: Button3.wav<text:line-break/>Use in app<text:tab/><text:tab/>: Part of the ship start sequence<text:line-break/>Resolution<text:tab/><text:tab/>: 32 bit<text:line-break/>Sampling Frequency <text:tab/>: 44100 Hz<text:line-break/>Source<text:tab/><text:tab/><text:tab/>:<text:s/></text:span><text:a xlink:href="http://www.freesound.org/people/DJ%20Chronos/sounds/77734/"><text:span text:style-name="T20">http://www.freesound.org/people/DJ%20Chronos/sounds/77734/</text:span></text:a><text:span text:style-name="T21"><text:line-break/>(a.o 09/05/12)<text:line-break/>Audio Modifications<text:tab/>: Was a stereo track, split to mono. Increased decibel level. Cut sections of sound.</text:span></text:p>
      <text:p text:style-name="P22"><text:span text:style-name="T21">File Name in app <text:tab/>: Button4.wav<text:line-break/>Use in app<text:tab/><text:tab/>: Part of the ship start sequence<text:line-break/>Resolution<text:tab/><text:tab/>: 32 bit<text:line-break/>Sampling Frequency <text:tab/>: 44100 Hz<text:line-break/>Source<text:tab/><text:tab/><text:tab/>:<text:s/></text:span><text:a xlink:href="http://www.freesound.org/people/ejfortin/sounds/49670/"><text:span text:style-name="T22">http://www.freesound.org/people/ejfortin/sounds/49670/</text:span></text:a><text:span text:style-name="T23"><text:s/>(a.o 09/05/12)<text:line-break/>Audio Modifications<text:tab/>: Was a stereo track, split to mono. Increased decibel level. Changed resolution.</text:span></text:p>
      <text:p text:style-name="P24"><text:span text:style-name="T23">File Name in app <text:tab/>: Wup1.wav<text:line-break/>Use in app<text:tab/><text:tab/>: Unused <text:line-break/>Resolution<text:tab/><text:tab/>: 32 bit<text:line-break/>Sampling Frequency <text:tab/>: 44100 Hz<text:line-break/>Source<text:tab/><text:tab/><text:tab/>:<text:s/></text:span><text:a xlink:href="http://www.freesound.org/people/SpeedY/sounds/62900/"><text:span text:style-name="T24">http://www.freesound.org/people/SpeedY/sounds/62900/</text:span></text:a><text:span text:style-name="T25"><text:s/>(a.o 09/05/12)<text:line-break/>Audio Modifications<text:tab/>: Was a stereo track, split to mono. Changed resolution. Increased decibel level.</text:span></text:p>
      <text:p text:style-name="P26"><text:span text:style-name="T25">File Name in app <text:tab/>: EndOfRaceSound.wav<text:line-break/>Use in app<text:tab/><text:tab/>: Played at the end of the game to signal the end of the race<text:line-break/>Resolution<text:tab/><text:tab/>: 32 bit<text:line-break/>Sampling Frequency <text:tab/>: 44100 Hz<text:line-break/>Source<text:tab/><text:tab/><text:tab/>:<text:s/></text:span><text:a xlink:href="http://www.freesound.org/people/gcmax/sounds/115821/"><text:span text:style-name="T26">http://www.freesound.org/people/gcmax/sounds/115821/</text:span></text:a><text:span text:style-name="T27"><text:s/>(a.o 09/05/12)<text:line-break/>Audio Modifications<text:tab/>: Changed resolution. Increased decibel level.</text:span></text:p>
      <text:p text:style-name="P28"><text:span text:style-name="T27">File Name in app <text:tab/>: ShipDoorOpening.wav<text:line-break/>Use in app<text:tab/><text:tab/>: Used in the ship entering sequence<text:line-break/>Resolution<text:tab/><text:tab/>: 32 bit<text:line-break/>Sampling Frequency <text:tab/>: 44100 Hz<text:line-break/>Source<text:tab/><text:tab/><text:tab/>:<text:s/></text:span><text:a xlink:href="http://www.freesound.org/people/gcmax/sounds/115822/"><text:span text:style-name="T28">http://www.freesound.org/people/gcmax/sounds/115822/</text:span></text:a><text:span text:style-name="T29"><text:s/>(a.o 09/05/12)<text:line-break/>Audio Modifications<text:tab/>: Changed resolution. Increased decibel level.</text:span></text:p>
      <text:p text:style-name="P30"><text:span text:style-name="T29">File Name in app <text:tab/>: ShipPoweringDown.wav<text:line-break/>Use in app<text:tab/><text:tab/>: Unused <text:line-break/>Resolution<text:tab/><text:tab/>: 32 bit<text:line-break/>Sampling Frequency <text:tab/>: 44100 Hz<text:line-break/>Source<text:tab/><text:tab/><text:tab/>:<text:s/></text:span><text:a xlink:href="http://www.freesound.org/people/DJ%20Chronos/sounds/66536/"><text:span text:style-name="T30">http://www.freesound.org/people/DJ%20Chronos/sounds/66536/</text:span></text:a><text:span text:style-name="T31"><text:s/><text:line-break/>(a.o 09/05/12)<text:line-break/>Audio Modifications<text:tab/>: Increased decibel level. Cut sections of sound. Was a stereo track, split to mono.</text:span></text:p>
      <text:p text:style-name="P32"><text:span text:style-name="T31">File Name in app <text:tab/>: IntroSound.wav<text:line-break/>Use in app<text:tab/><text:tab/>: Unused<text:line-break/>Resolution<text:tab/><text:tab/>: 32 bit<text:line-break/>Sampling Frequency <text:tab/>: 44100 Hz<text:line-break/>Source<text:tab/><text:tab/><text:tab/>:<text:s/></text:span><text:a xlink:href="http://www.freesound.org/people/kollege/sounds/83752/"><text:span text:style-name="T32">http://www.freesound.org/people/kollege/sounds/83752/</text:span></text:a><text:span text:style-name="T33"><text:s/>(a.o 09/05/12)<text:line-break/>Audio Modifications<text:tab/>: Changed resolution.<text:s text:c="2"/>Was a stereo track, split to mono.</text:span></text:p>
      <text:p text:style-name="P34"><text:span text:style-name="T33">File Name in app <text:tab/>: DoorToCrowdOpening.wav<text:line-break/>Use in app<text:tab/><text:tab/>: Used in the starting sequence<text:line-break/>Resolution<text:tab/><text:tab/>: 32 bit<text:line-break/>Sampling Frequency <text:tab/>: 44100 Hz<text:line-break/>Source<text:tab/><text:tab/><text:tab/>:<text:s/></text:span><text:a xlink:href="http://www.freesound.org/people/Robinhood76/sounds/104644/"><text:span text:style-name="T34">http://www.freesound.org/people/Robinhood76/sounds/104644/</text:span></text:a><text:span text:style-name="T35"><text:s/><text:line-break/>(a.o 09/05/12)<text:line-break/>Audio Modifications<text:tab/>: Changed resolution.<text:s text:c="2"/>Was a stereo track, split to mono.</text:span></text:p>
      <text:p text:style-name="P36"><text:span text:style-name="T35">File Name in app <text:tab/>: ShipIdle.wav<text:line-break/>Use in app<text:tab/><text:tab/>: Played at the end of the ship start sequence<text:line-break/>Resolution<text:tab/><text:tab/>: 32 bit<text:line-break/>Sampling Frequency <text:tab/>: 44100 Hz<text:line-break/>Source<text:tab/><text:tab/><text:tab/>:<text:s/></text:span><text:a xlink:href="http://www.freesound.org/people/ejfortin/sounds/49685/"><text:span text:style-name="T36">http://www.freesound.org/people/ejfortin/sounds/49685/</text:span></text:a><text:span text:style-name="T37"><text:s/>(a.o 09/05/12)<text:line-break/>Audio Modifications<text:tab/>: Changed resolution.<text:s text:c="2"/>Was a stereo track, split to mono. Increased decibel level.</text:span></text:p>
      <text:p text:style-name="P37"><text:span text:style-name="T37"/></text:p>
      <text:p text:style-name="P37"><text:span text:style-name="T37"/></text:p>
      <text:p text:style-name="P38"><text:span text:style-name="T37">File Name in app <text:tab/>: ShipPowerUp.wav<text:line-break/>Use in app<text:tab/><text:tab/>: Unused<text:line-break/>Resolution<text:tab/><text:tab/>: 32 bit<text:line-break/>Sampling Frequency <text:tab/>: 44100 Hz<text:line-break/>Source<text:tab/><text:tab/><text:tab/>:<text:s/></text:span><text:a xlink:href="http://www.freesound.org/people/jobro/sounds/33553/"><text:span text:style-name="T38">http://www.freesound.org/people/jobro/sounds/33553/</text:span></text:a><text:span text:style-name="T39"><text:s/>(a.o 09/05/12)<text:line-break/>Audio Modifications<text:tab/>: Changed resolution.<text:s text:c="2"/>Was a stereo track, split to mono. Increased decibel level.</text:span></text:p>
      <text:p text:style-name="P40"><text:span text:style-name="T39">File Name in app <text:tab/>: ShipPowerUp2.wav<text:line-break/>Use in app<text:tab/><text:tab/>: Played in the ship start up sequence<text:line-break/>Resolution<text:tab/><text:tab/>: 32 bit<text:line-break/>Sampling Frequency <text:tab/>: 44100 Hz<text:line-break/>Source<text:tab/><text:tab/><text:tab/>:<text:s/></text:span><text:a xlink:href="http://www.freesound.org/people/noirenex/sounds/98883/"><text:span text:style-name="T40">http://www.freesound.org/people/noirenex/sounds/98883/</text:span></text:a><text:span text:style-name="T41"><text:s/><text:line-break/>(a.o 09/05/12)<text:line-break/>Audio Modifications<text:tab/>: Changed resolution.<text:s text:c="2"/>Was a stereo track, split to mono. </text:span></text:p>
      <text:p text:style-name="P42"><text:span text:style-name="T41">File Name in app <text:tab/>: ShipMoving.wav<text:line-break/>Use in app<text:tab/><text:tab/>: <text:line-break/>Resolution<text:tab/><text:tab/>: 32 bit<text:line-break/>Sampling Frequency <text:tab/>: 44100 Hz<text:line-break/>Source<text:tab/><text:tab/><text:tab/>:<text:s/></text:span><text:a xlink:href="http://www.freesound.org/people/noirenex/sounds/98883/"><text:span text:style-name="T42">http://www.freesound.org/people/noirenex/sounds/98883/</text:span></text:a><text:span text:style-name="T43"><text:s/><text:line-break/>(a.o 09/05/12)<text:line-break/>Audio Modifications<text:tab/>: Was a stereo track, split to mono. </text:span></text:p>
      <text:p text:style-name="P44"><text:span text:style-name="T43">File Name in app <text:tab/>: ShipDoorClosing.wav<text:line-break/>Use in app<text:tab/><text:tab/>: Used in the ship entering sequence<text:line-break/>Resolution<text:tab/><text:tab/>: 32 bit<text:line-break/>Sampling Frequency <text:tab/>: 44100 Hz<text:line-break/>Source<text:tab/><text:tab/><text:tab/>:<text:s/></text:span><text:a xlink:href="http://www.freesound.org/people/gcmax/sounds/115822/"><text:span text:style-name="T44">http://www.freesound.org/people/gcmax/sounds/115822/</text:span></text:a><text:span text:style-name="T45"><text:s/>(a.o 09/05/12)<text:line-break/>Audio Modifications<text:tab/>: Changed resolution. Increased decibel level. Revered original effect. Cut end of sound.</text:span></text:p>
      <text:p text:style-name="P46"><text:span text:style-name="T45">File Name in app <text:tab/>: FootstepsTarmac.wav<text:line-break/>Use in app<text:tab/><text:tab/>: Used in start sequence<text:line-break/>Resolution<text:tab/><text:tab/>: 32 bit<text:line-break/>Sampling Frequency <text:tab/>: 44100 Hz<text:line-break/>Source<text:tab/><text:tab/><text:tab/>:<text:s/></text:span><text:a xlink:href="http://www.freesound.org/people/mikaelfernstrom/sounds/68691/"><text:span text:style-name="T46">http://www.freesound.org/people/mikaelfernstrom/sounds/68691/</text:span></text:a><text:span text:style-name="T47"><text:s/><text:line-break/>(a.o 09/05/12)<text:line-break/>Audio Modifications<text:tab/>: Was a stereo track, split to mono. Changed resolution. Increased decibel level.</text:span></text:p>
      <text:p text:style-name="P48"><text:span text:style-name="T47">File Name in app <text:tab/>: OutfitRustle.wav<text:line-break/>Use in app<text:tab/><text:tab/>: Used in start sequence<text:line-break/>Resolution<text:tab/><text:tab/>: 32 bit<text:line-break/>Sampling Frequency <text:tab/>: 44100 Hz<text:line-break/>Source<text:tab/><text:tab/><text:tab/>:<text:s/></text:span><text:a xlink:href="http://www.freesound.org/people/sagetyrtle/sounds/136382/"><text:span text:style-name="T48">http://www.freesound.org/people/sagetyrtle/sounds/136382/</text:span></text:a><text:span text:style-name="T49"><text:line-break/>(a.o 09/05/12)<text:line-break/>Audio Modifications<text:tab/>: Was a stereo track, split to mono. Changed resolution. Shortened sound. </text:span></text:p>
      <text:p text:style-name="P50"><text:span text:style-name="T50">File Name in app <text:tab/>: ReadyGo.wav<text:line-break/>Use in app<text:tab/><text:tab/>: Used in start of race<text:line-break/>Resolution<text:tab/><text:tab/>: 32 bit<text:line-break/>Sampling Frequency <text:tab/>: 44100 Hz<text:line-break/>Source<text:tab/><text:tab/><text:tab/>:<text:s/></text:span><text:a xlink:href="http://www.freesound.org/people/shawshank73/sounds/78916/"><text:span text:style-name="T51">http://www.freesound.org/people/shawshank73/sounds/78916/</text:span></text:a><text:span text:style-name="T52"><text:line-break/>(a.o 09/05/12)<text:line-break/>Audio Modifications<text:tab/>: Shortened sound. </text:span></text:p>
      <text:p text:style-name="P52"><text:span text:style-name="T52">File Name in app <text:tab/>: Bump.wav<text:line-break/>Use in app<text:tab/><text:tab/>: Used when player falls to turn properly<text:line-break/>Resolution<text:tab/><text:tab/>: 32 bit<text:line-break/>Sampling Frequency <text:tab/>: 44100 Hz<text:line-break/>Source<text:tab/><text:tab/><text:tab/>:<text:s/></text:span><text:a xlink:href="http://www.freesound.org/people/Calethos/sounds/31125/"><text:span text:style-name="T53">http://www.freesound.org/people/Calethos/sounds/31125/</text:span></text:a><text:span text:style-name="T54"><text:line-break/>(a.o 09/05/12)<text:line-break/>Audio Modifications<text:tab/>: Changed resolution. Was a stereo track, split to mono.</text:span></text:p>
      <text:p text:style-name="P54"><text:span text:style-name="T54">File Name in app <text:tab/>: Boost.wav<text:line-break/>Use in app<text:tab/><text:tab/>: Used when player makes a correct turn<text:line-break/>Resolution<text:tab/><text:tab/>: 32 bit<text:line-break/>Sampling Frequency <text:tab/>: 44100 Hz<text:line-break/>Source<text:tab/><text:tab/><text:tab/>:<text:s/></text:span><text:a xlink:href="http://www.freesound.org/people/Sea%20Fury/sounds/48970/"><text:span text:style-name="T55">http://www.freesound.org/people/Sea%20Fury/sounds/48970/</text:span></text:a><text:span text:style-name="T56"><text:line-break/>(a.o 09/05/12)<text:line-break/>Audio Modifications<text:tab/>: Changed resolution. Was a stereo track, split to mono. Shortened sound.<text:s/></text:span><text:span text:style-name="T5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